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="2000" office:value-type="float"/>
          <table:table-cell office:value="11.354" office:value-type="float"/>
          <table:table-cell office:value="3381.0" office:value-type="float"/>
        </table:table-row>
        <table:table-row>
          <table:table-cell/>
          <table:table-cell office:value-type="string">
            <text:p>France</text:p>
          </table:table-cell>
          <table:table-cell office:value="2000" office:value-type="float"/>
          <table:table-cell office:value="15.288" office:value-type="float"/>
          <table:table-cell office:value="2254.28" office:value-type="float"/>
        </table:table-row>
        <table:table-row>
          <table:table-cell/>
          <table:table-cell office:value-type="string">
            <text:p>Italy</text:p>
          </table:table-cell>
          <table:table-cell office:value="2000" office:value-type="float"/>
          <table:table-cell office:value="8.36925" office:value-type="float"/>
          <table:table-cell office:value="1058.71" office:value-type="float"/>
        </table:table-row>
        <table:table-row>
          <table:table-cell/>
          <table:table-cell office:value-type="string">
            <text:p>Sweden</text:p>
          </table:table-cell>
          <table:table-cell office:value="2000" office:value-type="float"/>
          <table:table-cell office:value="28.163" office:value-type="float"/>
          <table:table-cell office:value="3184.67" office:value-type="float"/>
        </table:table-row>
        <table:table-row>
          <table:table-cell/>
          <table:table-cell office:value-type="string">
            <text:p>Germany</text:p>
          </table:table-cell>
          <table:table-cell office:value="2020" office:value-type="float"/>
          <table:table-cell office:value="11.419" office:value-type="float"/>
          <table:table-cell office:value="3663.0" office:value-type="float"/>
        </table:table-row>
        <table:table-row>
          <table:table-cell/>
          <table:table-cell office:value-type="string">
            <text:p>France</text:p>
          </table:table-cell>
          <table:table-cell office:value="2020" office:value-type="float"/>
          <table:table-cell office:value="17.253" office:value-type="float"/>
          <table:table-cell office:value="3055.83" office:value-type="float"/>
        </table:table-row>
        <table:table-row>
          <table:table-cell/>
          <table:table-cell office:value-type="string">
            <text:p>Italy</text:p>
          </table:table-cell>
          <table:table-cell office:value="2020" office:value-type="float"/>
          <table:table-cell office:value="9.56613" office:value-type="float"/>
          <table:table-cell office:value="1424.4" office:value-type="float"/>
        </table:table-row>
        <table:table-row>
          <table:table-cell/>
          <table:table-cell office:value-type="string">
            <text:p>Sweden</text:p>
          </table:table-cell>
          <table:table-cell office:value="2020" office:value-type="float"/>
          <table:table-cell office:value="27.98" office:value-type="float"/>
          <table:table-cell office:value="3653.91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1-01T15:08:01.597621</meta:creation-date>
    <dc:date>2024-01-01T15:08:01.602533</dc:date>
    <meta:generator>http://pypi.python.org/pypi/ezodf/0.1.0$Python3.10.12 (main, Nov 20 2023, 15:14:05) [GCC 11.4.0]</meta:generator>
    <meta:document-statistic/>
    <meta:editing-cycles>1</meta:editing-cycles>
  </office:meta>
</office:document-meta>
</file>